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e3e3e3"/>
    </style:style>
    <style:style style:name="P2" style:family="paragraph" style:parent-style-name="Text_20_body" style:list-style-name="L2">
      <style:paragraph-properties fo:margin-top="0in" fo:margin-bottom="0in" fo:padding="0.0193in" fo:border="0.0008in solid #e3e3e3"/>
    </style:style>
    <style:style style:name="P3" style:family="paragraph" style:parent-style-name="Text_20_body" style:list-style-name="L3">
      <style:paragraph-properties fo:margin-top="0in" fo:margin-bottom="0in" fo:padding="0.0193in" fo:border="0.0008in solid #e3e3e3"/>
    </style:style>
    <style:style style:name="P4" style:family="paragraph" style:parent-style-name="Text_20_body" style:list-style-name="L4">
      <style:paragraph-properties fo:margin-top="0in" fo:margin-bottom="0in" fo:padding="0.0193in" fo:border="0.0008in solid #e3e3e3"/>
    </style:style>
    <style:style style:name="P5" style:family="paragraph" style:parent-style-name="Text_20_body" style:list-style-name="L5">
      <style:paragraph-properties fo:margin-top="0in" fo:margin-bottom="0in" fo:padding="0.0193in" fo:border="0.0008in solid #e3e3e3"/>
    </style:style>
    <style:style style:name="P6" style:family="paragraph" style:parent-style-name="Text_20_body" style:list-style-name="L6">
      <style:paragraph-properties fo:margin-top="0in" fo:margin-bottom="0in" fo:padding="0.0193in" fo:border="0.0008in solid #e3e3e3"/>
    </style:style>
    <style:style style:name="P7" style:family="paragraph" style:parent-style-name="Text_20_body" style:list-style-name="L7">
      <style:paragraph-properties fo:margin-top="0in" fo:margin-bottom="0in" fo:padding="0.0193in" fo:border="0.0008in solid #e3e3e3"/>
    </style:style>
    <style:style style:name="P8" style:family="paragraph" style:parent-style-name="Text_20_body" style:list-style-name="L8">
      <style:paragraph-properties fo:margin-top="0in" fo:margin-bottom="0in" fo:padding="0.0193in" fo:border="0.0008in solid #e3e3e3"/>
    </style:style>
    <style:style style:name="P9" style:family="paragraph" style:parent-style-name="Text_20_body" style:list-style-name="L9">
      <style:paragraph-properties fo:margin-top="0in" fo:margin-bottom="0in" fo:padding="0.0193in" fo:border="0.0008in solid #e3e3e3"/>
    </style:style>
    <style:style style:name="P10" style:family="paragraph" style:parent-style-name="Text_20_body" style:list-style-name="L10">
      <style:paragraph-properties fo:margin-top="0in" fo:margin-bottom="0in" fo:padding="0.0193in" fo:border="0.0008in solid #e3e3e3"/>
    </style:style>
    <style:style style:name="P11" style:family="paragraph" style:parent-style-name="Text_20_body" style:list-style-name="L11">
      <style:paragraph-properties fo:margin-top="0in" fo:margin-bottom="0in" fo:padding="0.0193in" fo:border="0.0008in solid #e3e3e3"/>
    </style:style>
    <style:style style:name="P12" style:family="paragraph" style:parent-style-name="Text_20_body" style:list-style-name="L12">
      <style:paragraph-properties fo:margin-top="0in" fo:margin-bottom="0in" fo:padding="0.0193in" fo:border="0.0008in solid #e3e3e3"/>
    </style:style>
    <style:style style:name="P13" style:family="paragraph" style:parent-style-name="Text_20_body" style:list-style-name="L13">
      <style:paragraph-properties fo:margin-top="0in" fo:margin-bottom="0in" fo:padding="0.0193in" fo:border="0.0008in solid #e3e3e3"/>
    </style:style>
    <style:style style:name="P14" style:family="paragraph" style:parent-style-name="Text_20_body" style:list-style-name="L14">
      <style:paragraph-properties fo:margin-top="0in" fo:margin-bottom="0in" fo:padding="0.0193in" fo:border="0.0008in solid #e3e3e3"/>
    </style:style>
    <style:style style:name="P15" style:family="paragraph" style:parent-style-name="Text_20_body" style:list-style-name="L15">
      <style:paragraph-properties fo:margin-top="0in" fo:margin-bottom="0in" fo:padding="0.0193in" fo:border="0.0008in solid #e3e3e3"/>
    </style:style>
    <style:style style:name="P16" style:family="paragraph" style:parent-style-name="Text_20_body" style:list-style-name="L16">
      <style:paragraph-properties fo:margin-top="0in" fo:margin-bottom="0in" fo:padding="0.0193in" fo:border="0.0008in solid #e3e3e3"/>
    </style:style>
    <style:style style:name="P17" style:family="paragraph" style:parent-style-name="Text_20_body" style:list-style-name="L17">
      <style:paragraph-properties fo:margin-top="0in" fo:margin-bottom="0in" fo:padding="0.0193in" fo:border="0.0008in solid #e3e3e3"/>
    </style:style>
    <style:style style:name="P18" style:family="paragraph" style:parent-style-name="Text_20_body" style:list-style-name="L18">
      <style:paragraph-properties fo:margin-top="0in" fo:margin-bottom="0in" fo:padding="0.0193in" fo:border="0.0008in solid #e3e3e3"/>
    </style:style>
    <style:style style:name="P19" style:family="paragraph" style:parent-style-name="Text_20_body" style:list-style-name="L19">
      <style:paragraph-properties fo:margin-top="0in" fo:margin-bottom="0in" fo:padding="0.0193in" fo:border="0.0008in solid #e3e3e3"/>
    </style:style>
    <style:style style:name="P20" style:family="paragraph" style:parent-style-name="Text_20_body" style:list-style-name="L20">
      <style:paragraph-properties fo:margin-top="0in" fo:margin-bottom="0in" fo:padding="0.0193in" fo:border="0.0008in solid #e3e3e3"/>
    </style:style>
    <style:style style:name="P21" style:family="paragraph" style:parent-style-name="Text_20_body" style:list-style-name="L21">
      <style:paragraph-properties fo:margin-top="0in" fo:margin-bottom="0in" fo:padding="0.0193in" fo:border="0.0008in solid #e3e3e3"/>
    </style:style>
    <style:style style:name="P22" style:family="paragraph" style:parent-style-name="Text_20_body" style:list-style-name="L22">
      <style:paragraph-properties fo:margin-top="0in" fo:margin-bottom="0in" fo:padding="0.0193in" fo:border="0.0008in solid #e3e3e3"/>
    </style:style>
    <style:style style:name="P23" style:family="paragraph" style:parent-style-name="Text_20_body" style:list-style-name="L1">
      <style:paragraph-properties fo:padding="0.0193in" fo:border="0.0008in solid #e3e3e3"/>
    </style:style>
    <style:style style:name="P24" style:family="paragraph" style:parent-style-name="Text_20_body" style:list-style-name="L2">
      <style:paragraph-properties fo:padding="0.0193in" fo:border="0.0008in solid #e3e3e3"/>
    </style:style>
    <style:style style:name="P25" style:family="paragraph" style:parent-style-name="Text_20_body" style:list-style-name="L3">
      <style:paragraph-properties fo:padding="0.0193in" fo:border="0.0008in solid #e3e3e3"/>
    </style:style>
    <style:style style:name="P26" style:family="paragraph" style:parent-style-name="Text_20_body" style:list-style-name="L4">
      <style:paragraph-properties fo:padding="0.0193in" fo:border="0.0008in solid #e3e3e3"/>
    </style:style>
    <style:style style:name="P27" style:family="paragraph" style:parent-style-name="Text_20_body" style:list-style-name="L5">
      <style:paragraph-properties fo:padding="0.0193in" fo:border="0.0008in solid #e3e3e3"/>
    </style:style>
    <style:style style:name="P28" style:family="paragraph" style:parent-style-name="Text_20_body" style:list-style-name="L6">
      <style:paragraph-properties fo:padding="0.0193in" fo:border="0.0008in solid #e3e3e3"/>
    </style:style>
    <style:style style:name="P29" style:family="paragraph" style:parent-style-name="Text_20_body" style:list-style-name="L7">
      <style:paragraph-properties fo:padding="0.0193in" fo:border="0.0008in solid #e3e3e3"/>
    </style:style>
    <style:style style:name="P30" style:family="paragraph" style:parent-style-name="Text_20_body" style:list-style-name="L8">
      <style:paragraph-properties fo:padding="0.0193in" fo:border="0.0008in solid #e3e3e3"/>
    </style:style>
    <style:style style:name="P31" style:family="paragraph" style:parent-style-name="Text_20_body" style:list-style-name="L9">
      <style:paragraph-properties fo:padding="0.0193in" fo:border="0.0008in solid #e3e3e3"/>
    </style:style>
    <style:style style:name="P32" style:family="paragraph" style:parent-style-name="Text_20_body" style:list-style-name="L10">
      <style:paragraph-properties fo:padding="0.0193in" fo:border="0.0008in solid #e3e3e3"/>
    </style:style>
    <style:style style:name="P33" style:family="paragraph" style:parent-style-name="Text_20_body" style:list-style-name="L11">
      <style:paragraph-properties fo:padding="0.0193in" fo:border="0.0008in solid #e3e3e3"/>
    </style:style>
    <style:style style:name="P34" style:family="paragraph" style:parent-style-name="Text_20_body" style:list-style-name="L12">
      <style:paragraph-properties fo:padding="0.0193in" fo:border="0.0008in solid #e3e3e3"/>
    </style:style>
    <style:style style:name="P35" style:family="paragraph" style:parent-style-name="Text_20_body" style:list-style-name="L15">
      <style:paragraph-properties fo:padding="0.0193in" fo:border="0.0008in solid #e3e3e3"/>
    </style:style>
    <style:style style:name="P36" style:family="paragraph" style:parent-style-name="Text_20_body" style:list-style-name="L16">
      <style:paragraph-properties fo:padding="0.0193in" fo:border="0.0008in solid #e3e3e3"/>
    </style:style>
    <style:style style:name="P37" style:family="paragraph" style:parent-style-name="Text_20_body" style:list-style-name="L17">
      <style:paragraph-properties fo:padding="0.0193in" fo:border="0.0008in solid #e3e3e3"/>
    </style:style>
    <style:style style:name="P38" style:family="paragraph" style:parent-style-name="Text_20_body" style:list-style-name="L18">
      <style:paragraph-properties fo:padding="0.0193in" fo:border="0.0008in solid #e3e3e3"/>
    </style:style>
    <style:style style:name="P39" style:family="paragraph" style:parent-style-name="Text_20_body" style:list-style-name="L19">
      <style:paragraph-properties fo:padding="0.0193in" fo:border="0.0008in solid #e3e3e3"/>
    </style:style>
    <style:style style:name="P40" style:family="paragraph" style:parent-style-name="Text_20_body" style:list-style-name="L20">
      <style:paragraph-properties fo:padding="0.0193in" fo:border="0.0008in solid #e3e3e3"/>
    </style:style>
    <style:style style:name="P41" style:family="paragraph" style:parent-style-name="Text_20_body" style:list-style-name="L21">
      <style:paragraph-properties fo:padding="0.0193in" fo:border="0.0008in solid #e3e3e3"/>
    </style:style>
    <style:style style:name="P42" style:family="paragraph" style:parent-style-name="Text_20_body" style:list-style-name="L22">
      <style:paragraph-properties fo:padding="0.0193in" fo:border="0.0008in solid #e3e3e3"/>
    </style:style>
    <style:style style:name="P43" style:family="paragraph" style:parent-style-name="Heading_20_4">
      <style:paragraph-properties fo:padding="0.0193in" fo:border="0.0008in solid #e3e3e3"/>
    </style:style>
    <style:style style:name="P44" style:family="paragraph" style:parent-style-name="Heading_20_3">
      <style:paragraph-properties fo:padding="0.0193in" fo:border="0.0008in solid #e3e3e3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onth 1: Introduction to React Native and JavaScript Basics</text:h>
      <text:h text:style-name="P43" text:outline-level="4"><text:s/>1: Getting Started with React Native</text:h>
      <text:list xml:id="list2445663865406675848" text:style-name="L12">
        <text:list-item>
          <text:p text:style-name="P12">Overview of React Native and its advantages</text:p>
        </text:list-item>
        <text:list-item>
          <text:p text:style-name="P12">Setting up development environment (Node.js, npm, React Native CLI, Android)</text:p>
        </text:list-item>
        <text:list-item>
          <text:p text:style-name="P12">Creating and running a basic React Native app</text:p>
        </text:list-item>
        <text:list-item>
          <text:p text:style-name="P34">Structure of a React Native project</text:p>
        </text:list-item>
      </text:list>
      <text:h text:style-name="P43" text:outline-level="4"><text:s/>2: JavaScript Fundamentals</text:h>
      <text:list xml:id="list407109833946677106" text:style-name="L13">
        <text:list-item>
          <text:p text:style-name="P13">Variables, data types, functions, and control flow in JavaScript</text:p>
        </text:list-item>
        <text:list-item>
          <text:p text:style-name="P13">Introduction to ES6 features: let and const, arrow functions, template literals,Destructuring and spread/rest operators</text:p>
        </text:list-item>
        <text:list-item>
          <text:p text:style-name="P13">Working with arrays and objects in JavaScript</text:p>
        </text:list-item>
      </text:list>
      <text:h text:style-name="P43" text:outline-level="4">Week 3: React Native Components</text:h>
      <text:list xml:id="list7227535645594831505" text:style-name="L15">
        <text:list-item>
          <text:p text:style-name="P15">Understanding React Native components and their lifecycle</text:p>
        </text:list-item>
        <text:list-item>
          <text:p text:style-name="P15">Exploring core components: View, Text, Image, StyleSheet, etc.</text:p>
        </text:list-item>
        <text:list-item>
          <text:p text:style-name="P35">Styling components using inline styles and StyleSheet</text:p>
        </text:list-item>
      </text:list>
      <text:h text:style-name="P44" text:outline-level="3">Month 2: Navigation, State Management, and Networking</text:h>
      <text:h text:style-name="P43" text:outline-level="4">4: Navigation in React Native</text:h>
      <text:list xml:id="list7610170583736320754" text:style-name="L16">
        <text:list-item>
          <text:p text:style-name="P16">Introduction to navigation concepts in mobile apps</text:p>
        </text:list-item>
        <text:list-item>
          <text:p text:style-name="P16">Implementing basic navigation using React Navigation</text:p>
        </text:list-item>
        <text:list-item>
          <text:p text:style-name="P36">Creating stack and tab navigation</text:p>
        </text:list-item>
      </text:list>
      <text:h text:style-name="P43" text:outline-level="4">5: State Management</text:h>
      <text:list xml:id="list2140884832459105975" text:style-name="L17">
        <text:list-item>
          <text:p text:style-name="P17">Understanding state and props in React Native</text:p>
        </text:list-item>
        <text:list-item>
          <text:p text:style-name="P17">Managing state using useState and useEffect hooks</text:p>
        </text:list-item>
        <text:list-item>
          <text:p text:style-name="P37">Introduction to Redux for state management in larger applications</text:p>
        </text:list-item>
      </text:list>
      <text:h text:style-name="P43" text:outline-level="4">6: Networking and Data Fetching</text:h>
      <text:list xml:id="list4638170525195820665" text:style-name="L18">
        <text:list-item>
          <text:p text:style-name="P18">Making API requests using fetch or Axios</text:p>
        </text:list-item>
        <text:list-item>
          <text:p text:style-name="P18">Handling responses and error cases</text:p>
        </text:list-item>
        <text:list-item>
          <text:p text:style-name="P38">Implementing data persistence with AsyncStorage</text:p>
        </text:list-item>
      </text:list>
      <text:h text:style-name="P43" text:outline-level="4">7: Working with Native Modules</text:h>
      <text:list xml:id="list7896871090615094811" text:style-name="L19">
        <text:list-item>
          <text:p text:style-name="P19">Integrating third-party libraries for complex functionalities</text:p>
        </text:list-item>
        <text:list-item>
          <text:p text:style-name="P39"><text:soft-page-break/>Debugging and troubleshooting native module integrations</text:p>
        </text:list-item>
      </text:list>
      <text:h text:style-name="P44" text:outline-level="3">Month 3: Animations, Testing, and Project Development</text:h>
      <text:h text:style-name="P43" text:outline-level="4">8: Animations and Gestures</text:h>
      <text:list xml:id="list1591617050103677770" text:style-name="L20">
        <text:list-item>
          <text:p text:style-name="P20">Introduction to animations in React Native</text:p>
        </text:list-item>
        <text:list-item>
          <text:p text:style-name="P20">Implementing animations using Animated API</text:p>
        </text:list-item>
        <text:list-item>
          <text:p text:style-name="P40">Handling gestures and touch events with PanResponder</text:p>
        </text:list-item>
      </text:list>
      <text:h text:style-name="P43" text:outline-level="4">9: Testing and Debugging</text:h>
      <text:list xml:id="list8858329805561481167" text:style-name="L21">
        <text:list-item>
          <text:p text:style-name="P21">Debugging techniques using React Native Debugger and Chrome DevTools</text:p>
        </text:list-item>
        <text:list-item>
          <text:p text:style-name="P41"><text:span text:style-name="Strong_20_Emphasis"><text:span text:style-name="T5">Integration with Version Control Systems(Git Basic)</text:span></text:span></text:p>
        </text:list-item>
      </text:list>
      <text:h text:style-name="P43" text:outline-level="4">10: Project Development and Capstone</text:h>
      <text:list xml:id="list5145124776553100574" text:style-name="L22">
        <text:list-item>
          <text:p text:style-name="P22">Applying all learned concepts to develop a React Native application</text:p>
        </text:list-item>
        <text:list-item>
          <text:p text:style-name="P22">Project guidance and mentorship</text:p>
        </text:list-item>
        <text:list-item>
          <text:p text:style-name="P42">Final project presentations and feedback sessions</text:p>
        </text:list-item>
        <text:list-item>
          <text:p text:style-name="P42"><text:span text:style-name="Strong_20_Emphasis">Assessment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3-19T23:48:25.84</meta:creation-date>
    <meta:document-statistic meta:table-count="0" meta:image-count="0" meta:object-count="0" meta:page-count="2" meta:paragraph-count="44" meta:word-count="305" meta:character-count="2029"/>
    <dc:date>2024-03-20T00:09:53.13</dc:date>
    <dc:creator>vikash kapari</dc:creator>
    <meta:editing-duration>PT4M40S</meta:editing-duration>
    <meta:editing-cycles>1</meta:editing-cycles>
    <meta:generator>OpenOffice/4.1.7$Win32 OpenOffice.org_project/417m1$Build-9800</meta:generator>
  </office:meta>
</office:document-meta>
</file>